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github.comfrontendmentoriotestimonials-grid-sec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ana Kamziuk</meta:initial-creator>
    <dc:creator>Milana Kamziuk</dc:creator>
    <meta:creation-date>2023-12-07T09:35:00Z</meta:creation-date>
    <dc:date>2023-12-07T09:35:00Z</dc:date>
    <meta:template xlink:href="Normal.dotm" xlink:type="simple"/>
    <meta:editing-cycles>1</meta:editing-cycles>
    <meta:editing-duration>PT0S</meta:editing-duration>
    <meta:user-defined meta:name="MSIP_Label_defa4170-0d19-0005-0004-bc88714345d2_Enabled">true</meta:user-defined>
    <meta:user-defined meta:name="MSIP_Label_defa4170-0d19-0005-0004-bc88714345d2_SetDate">2023-12-07T09:35:49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809a7707-621f-4e80-8bb9-d370acde94de</meta:user-defined>
    <meta:user-defined meta:name="MSIP_Label_defa4170-0d19-0005-0004-bc88714345d2_ActionId">c059a4fb-19f9-4afe-b4d6-4c4149ea42bd</meta:user-defined>
    <meta:user-defined meta:name="MSIP_Label_defa4170-0d19-0005-0004-bc88714345d2_ContentBits">0</meta:user-defined>
    <meta:document-statistic meta:page-count="1" meta:paragraph-count="1" meta:word-count="8" meta:character-count="57" meta:row-count="1" meta:non-whitespace-character-count="50"/>
  </office:meta>
</office:document-meta>
</file>